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28pt" style:font-size-asian="28pt" style:font-size-complex="28pt"/>
    </style:style>
    <style:style style:name="P4" style:family="paragraph">
      <style:text-properties fo:color="#ff3333"/>
    </style:style>
    <style:style style:name="P5" style:family="paragraph">
      <style:text-properties fo:color="#ff3333"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color="#ff33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3333" fo:font-size="36pt" style:font-size-asian="36pt" style:font-size-complex="36pt"/>
    </style:style>
    <style:style style:name="T6" style:family="text">
      <style:text-properties fo:color="#0000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3" draw:layer="layout" svg:width="1.052cm" svg:height="1.356cm" svg:x="4.983cm" svg:y="3.519cm">
          <draw:text-box>
            <text:p text:style-name="P2"><text:span text:style-name="T1">0</text:span></text:p>
          </draw:text-box>
        </draw:frame>
        <draw:frame draw:style-name="gr2" draw:text-style-name="P5" draw:layer="layout" svg:width="1.052cm" svg:height="1.356cm" svg:x="4.983cm" svg:y="6.219cm">
          <draw:text-box>
            <text:p text:style-name="P4"><text:span text:style-name="T2">1</text:span></text:p>
          </draw:text-box>
        </draw:frame>
        <draw:frame draw:style-name="gr2" draw:text-style-name="P6" draw:layer="layout" svg:width="1.052cm" svg:height="1.356cm" svg:x="4.983cm" svg:y="9.119cm">
          <draw:text-box>
            <text:p><text:span text:style-name="T3">2</text:span></text:p>
          </draw:text-box>
        </draw:frame>
        <draw:frame draw:style-name="gr2" draw:text-style-name="P6" draw:layer="layout" svg:width="1.052cm" svg:height="1.356cm" svg:x="4.983cm" svg:y="11.819cm">
          <draw:text-box>
            <text:p><text:span text:style-name="T3">3</text:span></text:p>
          </draw:text-box>
        </draw:frame>
        <draw:frame draw:style-name="gr2" draw:text-style-name="P5" draw:layer="layout" svg:width="1.052cm" svg:height="1.356cm" svg:x="7.383cm" svg:y="0.919cm">
          <draw:text-box>
            <text:p text:style-name="P4"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 text:style-name="P2"><text:span text:style-name="T1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 text:style-name="P2"><text:span text:style-name="T1">2</text:span></text:p>
          </draw:text-box>
        </draw:frame>
        <draw:frame draw:style-name="gr2" draw:text-style-name="P3" draw:layer="layout" svg:width="1.052cm" svg:height="1.356cm" svg:x="16.083cm" svg:y="0.919cm">
          <draw:text-box>
            <text:p text:style-name="P2"><text:span text:style-name="T1">3</text:span></text:p>
          </draw:text-box>
        </draw:frame>
        <draw:frame draw:style-name="gr2" draw:text-style-name="P7" draw:layer="layout" svg:width="14.065cm" svg:height="1.673cm" svg:x="5.6cm" svg:y="15.641cm">
          <draw:text-box>
            <text:p text:style-name="P7"><text:span text:style-name="T4">0x578FE460A1B</text:span><text:span text:style-name="T5">9</text:span><text:span text:style-name="T6">C32D</text:span></text:p>
          </draw:text-box>
        </draw:frame>
        <draw:frame draw:style-name="gr2" draw:text-style-name="P6" draw:layer="layout" svg:width="2.538cm" svg:height="1.356cm" svg:x="14.576cm" svg:y="17.75cm">
          <draw:text-box>
            <text:p><text:span text:style-name="T3">(1,0)</text:span></text:p>
          </draw:text-box>
        </draw:frame>
        <draw:line draw:style-name="gr3" draw:text-style-name="P1" draw:layer="layout" svg:x1="15.783cm" svg:y1="17.93cm" svg:x2="15.809cm" svg:y2="17.0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45:49.019598914</dc:date>
    <dc:creator>elucterio </dc:creator>
    <meta:editing-duration>PT35M20S</meta:editing-duration>
    <meta:editing-cycles>11</meta:editing-cycles>
    <meta:generator>LibreOffice/4.2.8.2$Linux_X86_64 LibreOffice_project/420m0$Build-2</meta:generator>
    <meta:document-statistic meta:object-count="12"/>
  </office:meta>
</office:document-meta>
</file>